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style:font-name="Times New Roman1" fo:font-size="12pt" style:font-size-asian="12pt" style:font-size-complex="12pt"/>
    </style:style>
    <style:style style:name="P3" style:family="paragraph" style:parent-style-name="UrbanBody"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5"><text:span text:style-name="T7">do text</text:span></text:p><text:p text:style-name="P5"><text:span text:style-name="T7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Standard"><text:span text:style-name="T1"><office:annotation><dc:creator>sde </dc:creator><dc:date>2011-07-27T10:01:44</dc:date><text:p text:style-name="P4"><text:span text:style-name="T5">do text if not len(self.getApplicants()) &gt; 1</text:span></text:p><text:p text:style-name="P4"><text:span text:style-name="T6">from xhtml(self.portal_urban.decorateHTML('UrbanBody',applicantobj.getSignaletic(withaddress=True,linebyline=True)))</text:span></text:p></office:annotation></text:span><text:span text:style-name="T1">Titre Nom Prénom<text:line-break/>Adresse ligne1<text:line-break/>Adresse ligne2</text:span></text:p><text:p text:style-name="Standard"><text:span text:style-name="T1"><office:annotation><dc:creator>sde </dc:creator><dc:date>2011-07-27T10:01:59</dc:date><text:p text:style-name="P4"><text:span text:style-name="T5">do text if len(self.getApplicants()) &gt; 1</text:span></text:p></office:annotation></text:span><text:span text:style-name="T1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Standard"/><text:p text:style-name="Standard"/><text:p text:style-name="Standard"><office:annotation><dc:creator>sge </dc:creator><dc:date>2011-08-09T15:36:30</dc:date><text:p text:style-name="P4"><text:span text:style-name="T10">do text if len(self.getApplicants()) &gt; 1</text:span></text:p></office:annotation><text:text-input text:description="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Transmis de la décision concernant une division</text:p>
      <text:p text:style-name="UrbanBody"/>
      <text:p text:style-name="UrbanBody"><text:span text:style-name="T3"><office:annotation><dc:creator>sde </dc:creator><dc:date>2011-07-27T10:02:17</dc:date><text:p text:style-name="P4"><text:span text:style-name="T5">do text</text:span></text:p><text:p text:style-name="P4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4"><text:span text:style-name="T9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4"><text:span text:style-name="T8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DivisionSubject()</text:text-input></text:p>
      <text:p text:style-name="UrbanBody"><text:span text:style-name="T4">Situation : </text:span>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self.getPortionOutsText()</text:text-input></text:p>
      <text:p text:style-name="P3">Correspondant : </text:p>
      <text:p text:style-name="P3"><office:annotation><dc:creator>sde </dc:creator><dc:date>2011-09-28T10:32:43</dc:date><text:p text:style-name="P4"><text:span text:style-name="T7">do text </text:span></text:p><text:p text:style-name="P4"><text:span text:style-name="T7">from xhtml(self.portal_urban.decorateHTML('UrbanBody',self.getFolderManagersSignaletic(withTel=True)))</text:span></text:p></office:annotation></text:p>
      <text:p text:style-name="P3"/>
      <text:p text:style-name="UrbanBody"/>
      <text:p text:style-name="P2"><text:text-input text:description="Notaire-Titre">self.getNotariesSignaletic()</text:text-input></text:p>
      <text:p text:style-name="UrbanBody"/>
      <text:p text:style-name="UrbanBody">Nous vous envoyons, accompagnant la présente, la délibération prise en date du 30 septembre 2011 par notre Collège communal, concernant votre demande dont question sous objet.</text:p>
      <text:p text:style-name="UrbanBody"/>
      <text:p text:style-name="UrbanBody">Demeurant à votre disposition, nous vous prions d'agréer, <text:span text:style-name="T3"><text:text-input text:description="Notaire-Titre">self.getNotariesSignaletic()</text:text-input></text:span>, nos salutations distinguées.</text:p>
      <text:p text:style-name="UrbanBody"/>
      <text:p text:style-name="UrbanBody"/>
      <text:p text:style-name="UrbanBody"><text:span text:style-name="T2"><office:annotation><dc:creator>sde </dc:creator><dc:date>2011-07-27T10:02:32</dc:date><text:p text:style-name="P4"><text:span text:style-name="T5">do text</text:span></text:p><text:p text:style-name="P4"><text:span text:style-name="T6">from document(at=signatures, format='odt')</text:span></text:p></office:annotation></text:span><text:span text:style-name="T2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Ubuntu" svg:font-family="Ubuntu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de </meta:initial-creator>
    <meta:creation-date>2011-07-26T09:39:57</meta:creation-date>
    <dc:date>2011-09-28T11:11:28</dc:date>
    <dc:creator>sde </dc:creator>
    <meta:editing-duration>PT8H1M58S</meta:editing-duration>
    <meta:editing-cycles>46</meta:editing-cycles>
    <meta:generator>LibreOffice/3.3$Unix LibreOffice_project/330m19$Build-301</meta:generator>
    <meta:document-statistic meta:table-count="0" meta:image-count="0" meta:object-count="0" meta:page-count="1" meta:paragraph-count="20" meta:word-count="91" meta:character-count="908"/>
  </office:meta>
</office:document-meta>
</file>